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423cm" fo:margin-bottom="0.212cm" style:contextual-spacing="false" fo:line-height="100%" fo:text-align="start" style:justify-single-word="false" style:page-number="1"/>
    </style:style>
    <style:style style:name="P2" style:family="paragraph" style:parent-style-name="Standard">
      <style:paragraph-properties fo:margin-top="0.201cm" fo:margin-bottom="0.201cm" style:contextual-spacing="false" fo:line-height="150%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0cm" style:auto-text-indent="false" style:punctuation-wrap="simple" style:writing-mode="lr-tb"/>
      <style:text-properties style:font-name="Arial" fo:font-size="9pt" fo:font-weight="bold" style:font-name-asian="Arial1" style:font-size-asian="9pt" style:font-weight-asian="bold" style:font-name-complex="Arial1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0cm" style:auto-text-indent="false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ing_20_2">
      <style:paragraph-properties fo:margin-left="0cm" fo:text-indent="0cm" style:auto-text-indent="false"/>
      <style:text-properties style:font-name="Arial" fo:font-size="14pt" style:text-underline-style="none" fo:font-weight="normal" style:font-name-asian="Arial1" style:font-size-asian="14pt" style:font-weight-asian="normal" style:font-name-complex="Arial1" style:font-size-complex="14pt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7" style:family="paragraph" style:parent-style-name="Standard"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P8" style:family="paragraph" style:parent-style-name="Standard">
      <style:text-properties style:font-name="Arial" fo:font-size="14pt" style:text-underline-style="none" style:font-name-asian="Arial1" style:font-size-asian="14pt" style:font-name-complex="Arial1" style:font-size-complex="14pt"/>
    </style:style>
    <style:style style:name="P9" style:family="paragraph" style:parent-style-name="Heading_20_2">
      <style:paragraph-properties fo:margin-left="0cm" fo:text-indent="0cm" style:auto-text-indent="false"/>
    </style:style>
    <style:style style:name="P10" style:family="paragraph" style:parent-style-name="Heading_20_6">
      <style:paragraph-properties fo:margin-left="0cm" fo:line-height="150%" fo:text-indent="0cm" style:auto-text-indent="false"/>
    </style:style>
    <style:style style:name="P11" style:family="paragraph" style:parent-style-name="Standard" style:list-style-name="WWNum5">
      <style:paragraph-properties fo:margin-left="1cm" fo:margin-right="0cm" fo:margin-top="0cm" fo:margin-bottom="0cm" style:contextual-spacing="false" fo:line-height="100%" fo:text-align="start" style:justify-single-word="false" fo:keep-together="auto" fo:orphans="2" fo:widows="2" fo:text-indent="-0.499cm" style:auto-text-indent="false" fo:break-before="auto" fo:break-after="auto" fo:keep-with-next="auto"/>
    </style:style>
    <style:style style:name="P12" style:family="paragraph" style:parent-style-name="Standard" style:list-style-name="WWNum5"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499cm" style:auto-text-indent="false"/>
    </style:style>
    <style:style style:name="P13" style:family="paragraph" style:parent-style-name="Standard">
      <style:paragraph-properties fo:margin-left="0cm" fo:margin-right="0cm" fo:margin-top="0cm" fo:margin-bottom="0.046cm" style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4" style:family="paragraph" style:parent-style-name="Standard" style:list-style-name="WWNum6">
      <style:paragraph-properties fo:margin-left="1cm" fo:margin-right="0cm" fo:margin-top="0cm" fo:margin-bottom="0.046cm" style:contextual-spacing="false" fo:line-height="100%" fo:text-align="start" style:justify-single-word="false" fo:keep-together="auto" fo:orphans="2" fo:widows="2" fo:text-indent="-0.499cm" style:auto-text-indent="false" fo:break-before="auto" fo:break-after="auto" fo:keep-with-next="auto"/>
    </style:style>
    <style:style style:name="P15" style:family="paragraph" style:parent-style-name="Standard" style:list-style-name="WWNum7">
      <style:paragraph-properties fo:margin-left="1cm" fo:margin-right="0cm" fo:margin-top="0cm" fo:margin-bottom="0.046cm" style:contextual-spacing="false" fo:line-height="100%" fo:text-align="start" style:justify-single-word="false" fo:keep-together="auto" fo:orphans="2" fo:widows="2" fo:text-indent="-0.499cm" style:auto-text-indent="false" fo:break-before="auto" fo:break-after="auto" fo:keep-with-next="auto"/>
    </style:style>
    <style:style style:name="P16" style:family="paragraph" style:parent-style-name="Standard" style:list-style-name="WWNum7">
      <style:paragraph-properties fo:margin-left="1cm" fo:margin-right="0cm" fo:margin-top="0cm" fo:margin-bottom="0.046cm" style:contextual-spacing="false" fo:line-height="100%" fo:text-align="start" style:justify-single-word="false" fo:orphans="2" fo:widows="2" fo:text-indent="-0.499cm" style:auto-text-indent="false"/>
    </style:style>
    <style:style style:name="P17" style:family="paragraph" style:parent-style-name="Standard">
      <style:paragraph-properties fo:margin-left="0.499cm" fo:margin-right="0cm" fo:margin-top="0cm" fo:margin-bottom="0.046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keep-with-next="auto" style:punctuation-wrap="simple" style:writing-mode="lr-tb">
        <style:tab-stops>
          <style:tab-stop style:position="4.498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.046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style:page-number="auto" fo:break-before="auto" fo:break-after="auto" fo:background-color="transparent" fo:keep-with-next="auto" style:punctuation-wrap="simple" style:writing-mode="lr-tb">
        <style:tab-stops>
          <style:tab-stop style:position="4.49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punctuation-wrap="simple" style:writing-mode="lr-tb">
        <style:tab-stops>
          <style:tab-stop style:position="4.49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line-height="115%"/>
    </style:style>
    <style:style style:name="P21" style:family="paragraph" style:parent-style-name="Standard">
      <style:paragraph-properties fo:margin-top="0.101cm" fo:margin-bottom="0.101cm" style:contextual-spacing="false" fo:line-height="115%"/>
    </style:style>
    <style:style style:name="P22" style:family="paragraph" style:parent-style-name="Standard">
      <style:paragraph-properties fo:line-height="115%"/>
      <style:text-properties style:font-name="Arial" fo:font-size="10pt" style:font-name-asian="Arial1" style:font-size-asian="10pt" style:font-name-complex="Arial1" style:font-size-complex="10pt"/>
    </style:style>
    <style:style style:name="P23" style:family="paragraph" style:parent-style-name="Heading_20_6">
      <style:paragraph-properties fo:margin-left="0cm" fo:text-indent="0cm" style:auto-text-indent="false"/>
    </style:style>
    <style:style style:name="P24" style:family="paragraph" style:parent-style-name="Standard">
      <style:paragraph-properties fo:line-height="115%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5" style:family="paragraph" style:parent-style-name="Standard">
      <style:paragraph-properties fo:line-height="115%"/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P26" style:family="paragraph" style:parent-style-name="Standard">
      <style:paragraph-properties fo:margin-left="0cm" fo:margin-right="0cm" fo:margin-top="0cm" fo:margin-bottom="0.019cm" style:contextual-spacing="false" fo:line-height="102%" fo:text-align="start" style:justify-single-word="false" fo:keep-together="auto" fo:orphans="2" fo:widows="2" fo:text-indent="0cm" style:auto-text-indent="false" fo:break-before="auto" fo:break-after="auto" fo:keep-with-next="auto">
        <style:tab-stops>
          <style:tab-stop style:position="6.436cm" style:type="center"/>
        </style:tab-stops>
      </style:paragraph-properties>
    </style:style>
    <style:style style:name="P27" style:family="paragraph" style:parent-style-name="Standard">
      <style:paragraph-properties fo:margin-left="0cm" fo:margin-right="0cm" fo:margin-top="0cm" fo:margin-bottom="0.019cm" style:contextual-spacing="false" fo:line-height="102%" fo:text-align="start" style:justify-single-word="false" fo:keep-together="auto" fo:orphans="2" fo:widows="2" fo:text-indent="0cm" style:auto-text-indent="false" fo:break-before="auto" fo:break-after="auto" fo:keep-with-next="auto">
        <style:tab-stops>
          <style:tab-stop style:position="6.436cm" style:type="center"/>
        </style:tab-stops>
      </style:paragraph-properties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8" style:family="paragraph" style:parent-style-name="Standard" style:list-style-name="WWNum2">
      <style:paragraph-properties fo:margin-left="1.27cm" fo:margin-right="0cm" fo:margin-top="0cm" fo:margin-bottom="0.019cm" style:contextual-spacing="false" fo:line-height="102%" fo:text-align="start" style:justify-single-word="false" fo:keep-together="auto" fo:orphans="2" fo:widows="2" fo:text-indent="-0.635cm" style:auto-text-indent="false" fo:break-before="auto" fo:break-after="auto" fo:keep-with-next="auto">
        <style:tab-stops>
          <style:tab-stop style:position="6.436cm" style:type="center"/>
        </style:tab-stops>
      </style:paragraph-properties>
    </style:style>
    <style:style style:name="P29" style:family="paragraph" style:parent-style-name="Standard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P30" style:family="paragraph" style:parent-style-name="Standard">
      <style:paragraph-properties fo:margin-left="0cm" fo:margin-right="0cm" fo:margin-top="0cm" fo:margin-bottom="0.019cm" style:contextual-spacing="false" fo:line-height="102%" fo:text-align="start" style:justify-single-word="false" fo:orphans="2" fo:widows="2" fo:text-indent="0cm" style:auto-text-indent="false">
        <style:tab-stops>
          <style:tab-stop style:position="6.436cm" style:type="center"/>
        </style:tab-stops>
      </style:paragraph-properties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1" style:family="paragraph" style:parent-style-name="Standard" style:list-style-name="WWNum2">
      <style:paragraph-properties fo:margin-left="1.27cm" fo:margin-right="0cm" fo:margin-top="0cm" fo:margin-bottom="0.019cm" style:contextual-spacing="false" fo:line-height="102%" fo:text-align="start" style:justify-single-word="false" fo:orphans="2" fo:widows="2" fo:text-indent="-0.635cm" style:auto-text-indent="false">
        <style:tab-stops>
          <style:tab-stop style:position="6.436cm" style:type="center"/>
        </style:tab-stops>
      </style:paragraph-properties>
    </style:style>
    <style:style style:name="P32" style:family="paragraph" style:parent-style-name="Standard">
      <style:paragraph-properties fo:line-height="115%"/>
      <style:text-properties fo:color="#0066ff" loext:opacity="100%" style:text-underline-style="solid" style:text-underline-width="auto" style:text-underline-color="font-color"/>
    </style:style>
    <style:style style:name="P33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5%" fo:orphans="2" fo:widows="2" fo:text-indent="0cm" style:auto-text-indent="false"/>
    </style:style>
    <style:style style:name="P35" style:family="paragraph" style:parent-style-name="Standard">
      <style:paragraph-properties fo:line-height="115%"/>
      <style:text-properties fo:color="#0066ff" loext:opacity="100%" style:text-underline-style="solid" style:text-underline-width="auto" style:text-underline-color="font-color" fo:font-weight="normal" style:font-weight-asian="normal"/>
    </style:style>
    <style:style style:name="P36" style:family="paragraph" style:parent-style-name="Standard">
      <style:paragraph-properties fo:margin-left="0cm" fo:margin-right="0cm" fo:line-height="115%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left="0cm" fo:margin-right="0cm" fo:line-height="115%" fo:text-indent="0cm" style:auto-text-indent="false"/>
    </style:style>
    <style:style style:name="P38" style:family="paragraph" style:parent-style-name="Standard" style:list-style-name="WWNum3">
      <style:paragraph-properties fo:margin-left="1.27cm" fo:margin-right="0cm" fo:line-height="115%" fo:text-indent="-0.635cm" style:auto-text-indent="false"/>
    </style:style>
    <style:style style:name="P39" style:family="paragraph" style:parent-style-name="Standard">
      <style:paragraph-properties fo:margin-left="0cm" fo:margin-right="0cm" fo:line-height="115%" fo:text-indent="0cm" style:auto-text-indent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40" style:family="paragraph" style:parent-style-name="Standard" style:list-style-name="WWNum4">
      <style:paragraph-properties fo:margin-left="1.27cm" fo:margin-right="0cm" fo:line-height="115%" fo:text-indent="-0.635cm" style:auto-text-indent="false"/>
    </style:style>
    <style:style style:name="P41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42" style:family="paragraph" style:parent-style-name="Standard">
      <style:paragraph-properties fo:margin-left="0cm" fo:margin-right="0cm" fo:line-height="115%" fo:text-indent="0cm" style:auto-text-indent="false"/>
      <style:text-properties style:font-name="Arial" fo:font-size="11pt" fo:font-style="italic" fo:font-weight="normal" officeooo:paragraph-rsid="00002e62" style:font-name-asian="Arial1" style:font-size-asian="11pt" style:font-style-asian="italic" style:font-weight-asian="normal" style:font-name-complex="Arial1" style:font-size-complex="11pt"/>
    </style:style>
    <style:style style:name="P43" style:family="paragraph" style:parent-style-name="Standard">
      <style:paragraph-properties fo:margin-left="0cm" fo:margin-right="0cm" fo:line-height="115%" fo:text-indent="0cm" style:auto-text-indent="false"/>
      <style:text-properties style:font-name="Arial" officeooo:paragraph-rsid="00002e62"/>
    </style:style>
    <style:style style:name="P44" style:family="paragraph" style:parent-style-name="Standard">
      <style:paragraph-properties fo:line-height="115%"/>
      <style:text-properties officeooo:paragraph-rsid="00002e62"/>
    </style:style>
    <style:style style:name="P45" style:family="paragraph" style:parent-style-name="Standard" style:list-style-name="WWNum3">
      <style:paragraph-properties fo:margin-left="1.27cm" fo:margin-right="0cm" fo:line-height="115%" fo:text-indent="-0.635cm" style:auto-text-indent="false"/>
      <style:text-properties style:font-name="Arial" fo:font-size="10pt" officeooo:paragraph-rsid="00002e62" style:font-size-asian="10pt" style:font-size-complex="10pt"/>
    </style:style>
    <style:style style:name="P46" style:family="paragraph" style:parent-style-name="Standard" style:list-style-name="WWNum8">
      <style:paragraph-properties fo:margin-left="1.27cm" fo:margin-right="0cm" fo:line-height="115%" fo:text-indent="-0.635cm" style:auto-text-indent="false"/>
    </style:style>
    <style:style style:name="P47" style:family="paragraph" style:parent-style-name="Standard" style:list-style-name="WWNum8" style:master-page-name="">
      <loext:graphic-properties draw:fill="none"/>
      <style:paragraph-properties fo:margin-left="1.3cm" fo:margin-right="0cm"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 style:list-style-name="">
      <style:paragraph-properties fo:margin-left="1.27cm" fo:margin-right="0cm" fo:line-height="115%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fo:text-indent="0cm" style:auto-text-indent="false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line-height="115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/>
    </style:style>
    <style:style style:name="P52" style:family="paragraph" style:parent-style-name="Standard">
      <style:paragraph-properties fo:margin-left="0cm" fo:margin-right="0cm" fo:line-height="115%" fo:text-indent="0cm" style:auto-text-indent="false"/>
      <style:text-properties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/>
    </style:style>
    <style:style style:name="P53" style:family="paragraph" style:parent-style-name="Standard" style:list-style-name="WWNum9">
      <style:paragraph-properties fo:margin-left="1.27cm" fo:margin-right="0cm" fo:line-height="115%" fo:text-indent="-0.635cm" style:auto-text-indent="false"/>
    </style:style>
    <style:style style:name="P54" style:family="paragraph" style:parent-style-name="Standard" style:list-style-name="WWNum10">
      <style:paragraph-properties fo:margin-left="1.27cm" fo:margin-right="0cm" fo:line-height="115%" fo:text-indent="-0.635cm" style:auto-text-indent="false"/>
    </style:style>
    <style:style style:name="P55" style:family="paragraph" style:parent-style-name="Standard" style:list-style-name="WWNum11">
      <style:paragraph-properties fo:margin-left="1.27cm" fo:margin-right="0cm" fo:line-height="115%" fo:text-indent="-0.635cm" style:auto-text-indent="false"/>
    </style:style>
    <style:style style:name="P56" style:family="paragraph" style:parent-style-name="Standard">
      <style:paragraph-properties fo:margin-top="0.101cm" fo:margin-bottom="0.101cm" style:contextual-spacing="false"/>
      <style:text-properties style:font-name="Arial" fo:font-size="10pt" style:text-underline-style="none" fo:font-weight="bold" style:font-name-asian="Arial1" style:font-size-asian="10pt" style:font-weight-asian="bold" style:font-name-complex="Arial1" style:font-size-complex="10pt"/>
    </style:style>
    <style:style style:name="P57" style:family="paragraph" style:parent-style-name="Standard">
      <style:paragraph-properties fo:margin-top="0.101cm" fo:margin-bottom="0.101cm" style:contextual-spacing="false"/>
    </style:style>
    <style:style style:name="P58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59" style:family="paragraph" style:parent-style-name="Standard">
      <style:paragraph-properties fo:margin-left="0cm" fo:margin-right="0cm" fo:margin-top="0.201cm" fo:margin-bottom="0.201cm" style:contextual-spacing="false" fo:line-height="100%" fo:orphans="2" fo:widows="2" fo:text-indent="0cm" style:auto-text-indent="false">
        <style:tab-stops>
          <style:tab-stop style:position="0.706cm"/>
        </style:tab-stops>
      </style:paragraph-properties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P60" style:family="paragraph" style:parent-style-name="Standard">
      <style:paragraph-properties fo:margin-left="0cm" fo:margin-right="0cm" fo:margin-top="0.201cm" fo:margin-bottom="0.201cm" style:contextual-spacing="false" fo:line-height="100%" fo:orphans="2" fo:widows="2" fo:text-indent="0cm" style:auto-text-indent="false">
        <style:tab-stops>
          <style:tab-stop style:position="0.706cm"/>
        </style:tab-stops>
      </style:paragraph-properties>
    </style:style>
    <style:style style:name="P61" style:family="paragraph" style:parent-style-name="Standard">
      <style:paragraph-properties fo:margin-left="0cm" fo:margin-right="0cm" fo:margin-top="0.201cm" fo:margin-bottom="0.201cm" style:contextual-spacing="false" fo:line-height="100%" fo:orphans="2" fo:widows="2" fo:text-indent="0cm" style:auto-text-indent="false">
        <style:tab-stops>
          <style:tab-stop style:position="0.706cm"/>
        </style:tab-stops>
      </style:paragraph-properties>
      <style:text-properties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P62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orphans="2" fo:widows="2" fo:hyphenation-ladder-count="no-limit" fo:hyphenation-keep="auto" loext:hyphenation-keep-type="column" fo:text-indent="0cm" style:auto-text-indent="false" style:punctuation-wrap="simple" style:writing-mode="lr-tb"/>
      <style:text-properties officeooo:paragraph-rsid="00002e6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text-align="end" style:justify-single-word="false"/>
    </style:style>
    <style:style style:name="T1" style:family="text">
      <style:text-properties style:font-name="Arial" style:text-underline-style="none" style:font-name-asian="Arial1" style:font-name-complex="Arial1"/>
    </style:style>
    <style:style style:name="T2" style:family="text"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/>
    </style:style>
    <style:style style:name="T3" style:family="text"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T4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6" style:family="text">
      <style:text-properties fo:color="#0066ff" loext:opacity="100%" style:font-name="Arial" fo:font-size="10pt" style:text-underline-style="none" fo:font-weight="normal" style:font-name-asian="Arial1" style:font-size-asian="10pt" style:font-weight-asian="normal" style:font-name-complex="Arial1" style:font-size-complex="10pt"/>
    </style:style>
    <style:style style:name="T7" style:family="text">
      <style:text-properties style:font-name="Arial" fo:font-size="9pt" style:text-underline-style="none" fo:font-weight="bold" style:font-name-asian="Arial1" style:font-size-asian="9pt" style:font-weight-asian="bold" style:font-name-complex="Arial1" style:font-size-complex="9pt"/>
    </style:style>
    <style:style style:name="T8" style:family="text">
      <style:text-properties style:font-name="Arial" fo:font-size="10pt" style:text-underline-style="none" fo:font-weight="bold" style:font-name-asian="Arial1" style:font-size-asian="10pt" style:font-weight-asian="bold" style:font-name-complex="Arial1" style:font-size-complex="10pt"/>
    </style:style>
    <style:style style:name="T9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66ff" loext:opacity="100%" style:font-name="Arial" fo:font-size="10pt" style:text-underline-style="none" style:font-size-asian="10pt" style:font-size-complex="10pt"/>
    </style:style>
    <style:style style:name="T12" style:family="text">
      <style:text-properties fo:color="#000000" loext:opacity="100%" style:font-name="Arial" fo:font-size="10pt" style:text-underline-style="none" style:font-size-asian="10pt" style:font-size-complex="10pt"/>
    </style:style>
    <style:style style:name="T13" style:family="text">
      <style:text-properties style:font-name="Arial" fo:font-size="14pt" style:text-underline-style="none" fo:font-weight="normal" style:font-name-asian="Arial1" style:font-size-asian="14pt" style:font-weight-asian="normal" style:font-name-complex="Arial1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T16" style:family="text">
      <style:text-properties style:font-name="Arial" fo:font-size="10pt" style:font-name-asian="Arial1" style:font-size-asian="10pt" style:font-name-complex="Arial1" style:font-size-complex="10pt"/>
    </style:style>
    <style:style style:name="T17" style:family="text">
      <style:text-properties style:font-name="Arial" fo:font-size="14pt" style:text-underline-style="none" style:font-name-asian="Arial1" style:font-size-asian="14pt" style:font-name-complex="Arial1" style:font-size-complex="14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9" style:family="text">
      <style:text-properties style:font-name="Arial" fo:font-size="13pt" fo:font-weight="bold" style:font-name-asian="Arial1" style:font-size-asian="13pt" style:font-weight-asian="bold" style:font-name-complex="Arial1" style:font-size-complex="13pt"/>
    </style:style>
    <style:style style:name="T20" style:family="text">
      <style:text-properties fo:color="#0066ff" loext:opacity="100%" style:font-name="Arial" fo:font-size="10pt" style:text-underline-style="none" style:font-name-asian="Arial1" style:font-size-asian="10pt" style:font-name-complex="Arial1" style:font-size-complex="10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3" style:family="text">
      <style:text-properties style:font-name="Arial" fo:font-size="10pt" style:text-underline-style="none" fo:font-weight="normal" style:font-name-asian="Arial1" style:font-size-asian="10pt" style:font-weight-asian="normal" style:font-name-complex="Arial1" style:font-size-complex="10pt"/>
    </style:style>
    <style:style style:name="T24" style:family="text">
      <style:text-properties style:font-name="Arial" fo:font-size="8pt" style:text-underline-style="none" fo:font-weight="normal" style:font-name-asian="Arial1" style:font-size-asian="8pt" style:font-weight-asian="normal" style:font-name-complex="Arial1" style:font-size-complex="8pt"/>
    </style:style>
    <style:style style:name="T25" style:family="text">
      <style:text-properties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26" style:family="text">
      <style:text-properties style:font-name="Arial" fo:font-size="8pt" style:text-underline-style="none" fo:font-weight="bold" style:font-name-asian="Arial1" style:font-size-asian="8pt" style:font-weight-asian="bold" style:font-name-complex="Arial1" style:font-size-complex="8pt"/>
    </style:style>
    <style:style style:name="T27" style:family="text">
      <style:text-properties fo:color="#0066ff" loext:opacity="100%"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name-complex="Arial1" style:font-size-complex="10pt"/>
    </style:style>
    <style:style style:name="T28" style:family="text"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9" style:family="text"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30" style:family="text">
      <style:text-properties style:font-name="Arial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/>
    </style:style>
    <style:style style:name="T31" style:family="text">
      <style:text-properties style:font-name="Arial" fo:font-size="10pt" fo:font-style="italic" fo:font-weight="normal" style:font-name-asian="Arial1" style:font-size-asian="10pt" style:font-style-asian="italic" style:font-weight-asian="normal" style:font-name-complex="Arial1" style:font-size-complex="10pt"/>
    </style:style>
    <style:style style:name="T32" style:family="text">
      <style:text-properties fo:font-variant="normal" fo:text-transform="none" fo:color="#0066ff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3" style:family="text">
      <style:text-properties fo:font-variant="normal" fo:text-transform="none" fo:color="#00000a" loext:opacity="100%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4" style:family="text">
      <style:text-properties fo:font-variant="normal" fo:text-transform="none" fo:color="#0066ff" loext:opacity="100%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5" style:family="text">
      <style:text-properties fo:color="#0066ff" loext:opacity="100%" style:text-underline-style="solid" style:text-underline-width="auto" style:text-underline-color="font-color"/>
    </style:style>
    <style:style style:name="T36" style:family="text">
      <style:text-properties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/>
    </style:style>
    <style:style style:name="T37" style:family="text">
      <style:text-properties style:font-name="Arial" fo:font-weight="bold" style:font-name-asian="Arial1" style:font-weight-asian="bold" style:font-name-complex="Arial1"/>
    </style:style>
    <style:style style:name="T38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39" style:family="text"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40" style:family="text">
      <style:text-properties fo:font-size="11pt" fo:font-weight="bold" style:font-name-asian="Arial1" style:font-size-asian="11pt" style:font-weight-asian="bold" style:font-name-complex="Arial1" style:font-size-complex="11pt"/>
    </style:style>
    <style:style style:name="T41" style:family="text">
      <style:text-properties style:font-name-asian="Arial1" style:font-name-complex="Arial1"/>
    </style:style>
    <style:style style:name="T4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0066ff" loext:opacity="100%" style:font-name="Arial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5" style:family="text">
      <style:text-properties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font-name="Arial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/>
    </style:style>
    <style:style style:name="T48" style:family="text">
      <style:text-properties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9" style:family="text">
      <style:text-properties fo:color="#000000" loext:opacity="100%" style:font-name="Arial" fo:font-size="10pt" style:text-underline-style="none" officeooo:rsid="00002e62" style:font-size-asian="10pt" style:font-size-complex="10pt"/>
    </style:style>
    <style:style style:name="T50" style:family="text">
      <style:text-properties fo:color="#000000" loext:opacity="100%" style:text-underline-style="none" officeooo:rsid="00002e62"/>
    </style:style>
    <style:style style:name="T51" style:family="text">
      <style:text-properties fo:color="#0066ff" loext:opacity="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Jason D. Moss</text:span><text:span text:style-name="T1"/></text:p>
      <text:p text:style-name="P2" loext:marker-style-name="T2"><text:span text:style-name="T2">Mid-Senior Drupal Developer</text:span><text:span text:style-name="T2"/></text:p>
      <text:p text:style-name="P3" loext:marker-style-name="T3"/>
      <text:p text:style-name="P4"><text:span text:style-name="T3">Telephone:</text:span><text:span text:style-name="T4"><text:tab/></text:span><text:span text:style-name="T5">(867) 765-8415</text:span></text:p>
      <text:p text:style-name="P4"><text:span text:style-name="T3">Email:</text:span><text:span text:style-name="T4"><text:tab/><text:tab/></text:span><text:a xlink:type="simple" xlink:href="mailto:work@jdmlabs.com" text:style-name="Internet_20_link" text:visited-style-name="Visited_20_Internet_20_Link"><text:span text:style-name="Internet_20_link"><text:span text:style-name="T6">work@jdmlabs.com</text:span></text:span></text:a></text:p>
      <text:p text:style-name="P4"><text:span text:style-name="T7">Website:</text:span><text:span text:style-name="T8"><text:tab/></text:span><text:a xlink:type="simple" xlink:href="https://www.jdmlabs.com/" text:style-name="ListLabel_20_110" text:visited-style-name="ListLabel_20_110"><text:span text:style-name="T6">jdmlabs.com</text:span></text:a></text:p>
      <text:p text:style-name="P4"><text:span text:style-name="T9">Profiles:</text:span><text:span text:style-name="T10"><text:tab/></text:span><text:a xlink:type="simple" xlink:href="https://www.behance.net/jasondmoss" text:style-name="Internet_20_link" text:visited-style-name="Visited_20_Internet_20_Link"><text:span text:style-name="Internet_20_link"><text:span text:style-name="T11">Behance</text:span></text:span></text:a><text:span text:style-name="T10">, </text:span><text:a xlink:type="simple" xlink:href="https://www.linkedin.com/in/jasondmoss/" text:style-name="Internet_20_link" text:visited-style-name="Visited_20_Internet_20_Link"><text:span text:style-name="Internet_20_link"><text:span text:style-name="T11">LinkedIn</text:span></text:span></text:a><text:span text:style-name="T10">, </text:span><text:a xlink:type="simple" xlink:href="https://github.com/jasondmoss" text:style-name="Internet_20_link" text:visited-style-name="Visited_20_Internet_20_Link"><text:span text:style-name="Internet_20_link"><text:span text:style-name="T11">GitHub</text:span></text:span></text:a><text:span text:style-name="T10">, </text:span><text:a xlink:type="simple" xlink:href="https://gitlab.com/jasondmosshttps://gitlab.com/jasondmoss" text:style-name="Internet_20_link" text:visited-style-name="Visited_20_Internet_20_Link"><text:span text:style-name="Internet_20_link"><text:span text:style-name="T11">GitLab</text:span></text:span></text:a></text:p>
      <text:p text:style-name="P4"><text:span text:style-name="Internet_20_link"><text:span text:style-name="T12"/></text:span></text:p>
      <text:h text:style-name="P5" text:outline-level="2" loext:marker-style-name="T13">PROFILE <text:s text:c="3"/>_________________________________________________________</text:h>
      <text:p text:style-name="P6" loext:marker-style-name="T14"/>
      <text:p text:style-name="Standard" loext:marker-style-name="T15"><text:span text:style-name="T15">A multi-faceted and experienced web developer with over 18 years of expertise in planning, developing, implementing, and maintaining modern websites. Adept in Drupal 10/11 development, multilingual site configuration, custom module creation, and performance optimization. Skilled at applying secure coding practices and deployment automation to ensure scalable and efficient web solutions.</text:span><text:span text:style-name="T15"/></text:p>
      <text:p text:style-name="P7" loext:marker-style-name="T15"/>
      <text:p text:style-name="Standard"><text:span text:style-name="T15">Committed to supporting organizations in transforming <text:s/>their web environments and defining robust web strategies, </text:span><text:span text:style-name="T16">strictly adhering to open standards and conventions.</text:span></text:p>
      <text:p text:style-name="P8" loext:marker-style-name="T17"/>
      <text:h text:style-name="P9" text:outline-level="2" loext:marker-style-name="T13"><text:span text:style-name="T13">KEY SKILLS <text:s text:c="3"/>_______________________________________________________</text:span><text:span text:style-name="T13"/></text:h>
      <text:p text:style-name="P6" loext:marker-style-name="T14"/>
      <text:h text:style-name="P10" text:outline-level="6" loext:marker-style-name="T15"><text:span text:style-name="T15">Drupal Expertise</text:span><text:span text:style-name="T15"/></text:h>
      <text:list text:style-name="WWNum5">
        <text:list-item>
          <text:p text:style-name="P11" loext:marker-style-name="T14"><text:span text:style-name="T14">Full-cycle Drupal 7–11 development</text:span><text:span text:style-name="T14"/></text:p>
        </text:list-item>
        <text:list-item>
          <text:p text:style-name="P12" loext:marker-style-name="T14"><text:span text:style-name="T14">Multilingual website configuration, including domain detection and language switching</text:span><text:span text:style-name="T14"/></text:p>
        </text:list-item>
        <text:list-item>
          <text:p text:style-name="P11" loext:marker-style-name="T14"><text:span text:style-name="T14">Custom module creation and theming using Twig templates</text:span><text:span text:style-name="T14"/></text:p>
        </text:list-item>
        <text:list-item>
          <text:p text:style-name="P11" loext:marker-style-name="T14"><text:span text:style-name="T14">Advanced Views configuration and custom content type design</text:span><text:span text:style-name="T14"/></text:p>
        </text:list-item>
      </text:list>
      <text:p text:style-name="P13" loext:marker-style-name="T14"/>
      <text:h text:style-name="P10" text:outline-level="6" loext:marker-style-name="T15"><text:span text:style-name="T15">Security and Performance Optimization</text:span><text:span text:style-name="T15"/></text:h>
      <text:list text:style-name="WWNum6">
        <text:list-item>
          <text:p text:style-name="P14" loext:marker-style-name="T14"><text:span text:style-name="T14">Implemented security best practices, ensuring compliance with DSAs</text:span><text:span text:style-name="T14"/></text:p>
        </text:list-item>
        <text:list-item>
          <text:p text:style-name="P14" loext:marker-style-name="T14"><text:span text:style-name="T14">Conducted audits to identify vulnerabilities and optimize performance</text:span><text:span text:style-name="T14"/></text:p>
        </text:list-item>
        <text:list-item>
          <text:p text:style-name="P14" loext:marker-style-name="T14"><text:span text:style-name="T14">Enhanced front-end and back-end performance using caching, database tuning, and API integrations</text:span><text:span text:style-name="T14"/></text:p>
        </text:list-item>
      </text:list>
      <text:p text:style-name="P13" loext:marker-style-name="T14"/>
      <text:h text:style-name="P10" text:outline-level="6" loext:marker-style-name="T15"><text:span text:style-name="T15">Deployment and Automation</text:span><text:span text:style-name="T15"/></text:h>
      <text:list text:style-name="WWNum7">
        <text:list-item>
          <text:p text:style-name="P15" loext:marker-style-name="T14"><text:span text:style-name="T14">Experienced in Docker-based application containerization and deployment</text:span><text:span text:style-name="T14"/></text:p>
        </text:list-item>
        <text:list-item>
          <text:p text:style-name="P16" loext:marker-style-name="T14"><text:span text:style-name="T14">Built CI/CD pipelines using Git and Azure DevOps for automated workflows</text:span><text:span text:style-name="T14"/></text:p>
        </text:list-item>
        <text:list-item>
          <text:p text:style-name="P15" loext:marker-style-name="T14"><text:span text:style-name="T14">Managed Linux-based environments and cloud infrastructure</text:span><text:span text:style-name="T14"/></text:p>
        </text:list-item>
      </text:list>
      <text:p text:style-name="P13" loext:marker-style-name="T14"/>
      <text:h text:style-name="P10" text:outline-level="6" loext:marker-style-name="T15"><text:span text:style-name="T15">Technical Tools and Technologies</text:span><text:span text:style-name="T15"/></text:h>
      <text:p text:style-name="P17"><text:span text:style-name="T18">Languages:</text:span><text:span text:style-name="T14"><text:tab/>PHP 8, JavaScript (ES6+), HTML5, CSS3</text:span></text:p>
      <text:p text:style-name="P17"><text:span text:style-name="T18">Frameworks/CMS:</text:span><text:span text:style-name="T14"><text:tab/>Symfony, Drupal 7–11, Craft CMS, Laravel, WordPress, B2evolution</text:span></text:p>
      <text:p text:style-name="P17"><text:span text:style-name="T18">Databases:</text:span><text:span text:style-name="T14"><text:tab/>MySQL/MariaDB</text:span></text:p>
      <text:p text:style-name="P17"><text:span text:style-name="T18">Other Tools:</text:span><text:span text:style-name="T14"><text:tab/>Git, Docker, Azure, Apache, ElasticSearch, Solr, W3C Standards, WCAG 2 <text:tab/>Standards</text:span></text:p>
      <text:p text:style-name="P18" loext:marker-style-name="T14"/>
      <text:p text:style-name="P19" loext:marker-style-name="T14"/>
      <text:p text:style-name="P19" loext:marker-style-name="T14"/>
      <text:h text:style-name="P9" text:outline-level="2" loext:marker-style-name="T13"><text:soft-page-break/><text:span text:style-name="T13">PROFESSIONAL EXPERIENCE <text:s text:c="3"/>_______________________________________</text:span><text:span text:style-name="T13"/></text:h>
      <text:p text:style-name="P6" loext:marker-style-name="T14"/>
      <text:p text:style-name="P20" loext:marker-style-name="T19"><text:span text:style-name="T19">Cyan Solutions Ltd.</text:span><text:span text:style-name="T19"/></text:p>
      <text:p text:style-name="P21"><text:a xlink:type="simple" xlink:href="https://cyansolutions.com/" text:style-name="ListLabel_20_112" text:visited-style-name="ListLabel_20_112"><text:span text:style-name="T20">https://cyansolutions.com</text:span></text:a></text:p>
      <text:p text:style-name="P21" loext:marker-style-name="T16"><text:span text:style-name="T16">2023 — 2025</text:span><text:span text:style-name="T16"/></text:p>
      <text:p text:style-name="P22" loext:marker-style-name="T16"/>
      <text:h text:style-name="P23" text:outline-level="6" loext:marker-style-name="T21"><text:span text:style-name="T21">Projects:</text:span><text:span text:style-name="T21"/></text:h>
      <text:p text:style-name="P24" loext:marker-style-name="T4"/>
      <text:p text:style-name="P20" loext:marker-style-name="T22"><text:span text:style-name="T22">Association of Justice Councel</text:span><text:span text:style-name="T22"/></text:p>
      <text:p text:style-name="P20"><text:span text:style-name="T3">Live URL:</text:span><text:span text:style-name="T23"> <text:s/></text:span><text:a xlink:type="simple" xlink:href="https://ajc-ajj.ca/" text:style-name="ListLabel_20_110" text:visited-style-name="ListLabel_20_110"><text:span text:style-name="T6">https://ajc-ajj.ca</text:span></text:a><text:span text:style-name="T23"><text:tab/><text:tab/></text:span><text:span text:style-name="T24">(</text:span><text:span text:style-name="T25">old site</text:span><text:span text:style-name="T24">)</text:span></text:p>
      <text:p text:style-name="P20"><text:span text:style-name="T7">Dev URL: </text:span><text:span text:style-name="T23"><text:s text:c="2"/></text:span><text:a xlink:type="simple" xlink:href="https://ajc.cyanserver.ca/" text:style-name="ListLabel_20_110" text:visited-style-name="ListLabel_20_110"><text:span text:style-name="T6">https://ajc.cyanserver.ca</text:span></text:a><text:span text:style-name="T23"><text:tab/></text:span><text:span text:style-name="T24">(</text:span><text:span text:style-name="T25">new site launches in May/June 2025</text:span><text:span text:style-name="T24">)</text:span></text:p>
      <text:p text:style-name="P20"><text:span text:style-name="T26"><text:s text:c="4"/>username:</text:span><text:span text:style-name="T24"> <text:s/>cyan</text:span></text:p>
      <text:p text:style-name="P20"><text:span text:style-name="T26"><text:s text:c="4"/>password:</text:span><text:span text:style-name="T24"> <text:s/>preview1234</text:span></text:p>
      <text:p text:style-name="P25" loext:marker-style-name="T5"/>
      <text:p text:style-name="P20"><text:span text:style-name="T5">AJC required a complete rebuild/upgrade of their multilingual Drupal 7 website. I developed their new site with Drupal 11, and after assessing and determining which content they wanted to keep and which to omit, I then migrated their existing content into their new site. The migration was primarily used using the module, </text:span><text:a xlink:type="simple" xlink:href="https://www.drupal.org/project/migrate_wizard" text:style-name="ListLabel_20_114" text:visited-style-name="ListLabel_20_114"><text:span text:style-name="T27">Migrate Wizard</text:span></text:a><text:span text:style-name="T5">, as well as custom migration scripts for more complex mapping.</text:span></text:p>
      <text:p text:style-name="P25" loext:marker-style-name="T5"/>
      <text:p text:style-name="P26" loext:marker-style-name="T28"><text:span text:style-name="T28">This site implements a very modular approach. I created many 'Paragraph Types' (accordions, carousel, tabbed sidebar, media &amp; text, etc.) to enable the re-use/sharing of components within multiple content types, allowing for greater flexibility in content creation.</text:span><text:span text:style-name="T28"/></text:p>
      <text:p text:style-name="P27" loext:marker-style-name="T28"/>
      <text:list text:style-name="WWNum2">
        <text:list-item>
          <text:p text:style-name="P28"><text:span text:style-name="T29">Custom module:</text:span><text:span text:style-name="T28"> Azure SSO integration</text:span></text:p>
        </text:list-item>
        <text:list-item>
          <text:p text:style-name="P28"><text:span text:style-name="T29">Custom theme:</text:span><text:span text:style-name="T28"> Modern CSS3, JavaScript (ES6), and structured HTML5</text:span></text:p>
        </text:list-item>
        <text:list-item>
          <text:p text:style-name="P28"><text:span text:style-name="T29">Multilingual:</text:span><text:span text:style-name="T28"> English and French</text:span></text:p>
        </text:list-item>
        <text:list-item>
          <text:p text:style-name="P28" loext:marker-style-name="T28"><text:span text:style-name="T28">WCAG Accessibility (90-95%)</text:span><text:span text:style-name="T28"/></text:p>
        </text:list-item>
      </text:list>
      <text:p text:style-name="P25" loext:marker-style-name="T5"/>
      <text:p text:style-name="P24" loext:marker-style-name="T4"/>
      <text:p text:style-name="P20" loext:marker-style-name="T22"><text:span text:style-name="T22">Coaching Association of Canada</text:span><text:span text:style-name="T22"/></text:p>
      <text:p text:style-name="P20"><text:span text:style-name="T4">URL:</text:span><text:span text:style-name="T5"> <text:s/></text:span><text:span text:style-name="T6">https://coach.ca<text:tab/></text:span><text:span text:style-name="T5">(</text:span><text:span text:style-name="T30">L</text:span><text:span text:style-name="T31">aunched 2024/07/24</text:span><text:span text:style-name="T5">)</text:span></text:p>
      <text:p text:style-name="P29" loext:marker-style-name="T5"/>
      <text:p text:style-name="P26" loext:marker-style-name="T28"><text:span text:style-name="T28">CAC required a complete rebuild/upgrade of their multilingual Drupal 7 website. The Coach site has a fairly large national and international user base, especially during large sporting events (Canada Games, Olympics, etc), so highly efficient code was a necessity.</text:span><text:span text:style-name="T28"/></text:p>
      <text:p text:style-name="P27" loext:marker-style-name="T28"/>
      <text:p text:style-name="P26"><text:span text:style-name="T28">I developed their new site with Drupal 10, and after assessing and determining which content they wanted to keep and which to omit, I then migrated their existing content into their new site. The migration was primarily used using the module, </text:span><text:a xlink:type="simple" xlink:href="https://www.drupal.org/project/migrate_wizard" text:style-name="ListLabel_20_115" text:visited-style-name="ListLabel_20_115"><text:span text:style-name="T32">Migrate Wizard</text:span></text:a><text:span text:style-name="T28">, as well as custom migration scripts for more complex mapping.</text:span></text:p>
      <text:p text:style-name="P27" loext:marker-style-name="T28"/>
      <text:p text:style-name="P26" loext:marker-style-name="T28"><text:span text:style-name="T28">This site implements a very modular approach. I created many 'Paragraph Types' (accordions, carousel, tabbed sidebar, media &amp; text, etc.) to enable the re-use/sharing of components within multiple content types, allowing for greater flexibility in content creation.</text:span><text:span text:style-name="T28"/></text:p>
      <text:p text:style-name="P27" loext:marker-style-name="T28"/>
      <text:list text:continue-numbering="true" text:style-name="WWNum2">
        <text:list-item>
          <text:p text:style-name="P28"><text:span text:style-name="T29">Custom theme:</text:span><text:span text:style-name="T28"> Modern CSS3, JavaScript (ES6), and structured HTML5</text:span></text:p>
        </text:list-item>
        <text:list-item>
          <text:p text:style-name="P28"><text:span text:style-name="T29">Multilingual:</text:span><text:span text:style-name="T28"> English and French</text:span></text:p>
        </text:list-item>
        <text:list-item>
          <text:p text:style-name="P28" loext:marker-style-name="T28"><text:span text:style-name="T28">Google Maps API integration</text:span><text:span text:style-name="T28"/></text:p>
        </text:list-item>
        <text:list-item>
          <text:p text:style-name="P28" loext:marker-style-name="T28"><text:span text:style-name="T28">WCAG Accessibility (85-95%)</text:span><text:span text:style-name="T28"/></text:p>
        </text:list-item>
      </text:list>
      <text:p text:style-name="P27" loext:marker-style-name="T28"/>
      <text:p text:style-name="P30" loext:marker-style-name="T28"/>
      <text:p text:style-name="P20"><text:span text:style-name="T22">Canadian Association of Optometrists: Find A Doc</text:span></text:p>
      <text:p text:style-name="P20"><text:span text:style-name="T3">URL:</text:span><text:span text:style-name="T5"> <text:s/></text:span><text:a xlink:type="simple" xlink:href="https://opto.ca/find-doc" text:style-name="ListLabel_20_114" text:visited-style-name="ListLabel_20_114"><text:span text:style-name="T6">https://opto.ca/find-doc</text:span></text:a></text:p>
      <text:p text:style-name="P25" loext:marker-style-name="T5"/>
      <text:p text:style-name="P26"><text:span text:style-name="T28">CAO uses a third-party CRM system, </text:span><text:a xlink:type="simple" xlink:href="https://wicket.io/" text:style-name="ListLabel_20_116" text:visited-style-name="ListLabel_20_116"><text:span text:style-name="T14">Wicket</text:span></text:a><text:span text:style-name="T28">, to manage their staff, physicians and members from across Canada.</text:span></text:p>
      <text:p text:style-name="P27" loext:marker-style-name="T28"><text:soft-page-break/></text:p>
      <text:p text:style-name="P26" loext:marker-style-name="T28"><text:span text:style-name="T28">CAO wanted a new search feature on their existing website Drupal 10 website. This new search feature would allow the public to search for optometrists and/or practices throughout Canada, utilizing many filters to fine tune the search results.</text:span><text:span text:style-name="T28"/></text:p>
      <text:p text:style-name="P27" loext:marker-style-name="T28"/>
      <text:p text:style-name="P26" loext:marker-style-name="T28"><text:span text:style-name="T28">I built a custom module for this functionality, integrating the Google Maps API (JavaScript), along with the Wicket API (PHP) to retrieve the filtered data. This required a fair amount of custom advanced JavaScript (no jQuery) and CSS.</text:span><text:span text:style-name="T28"/></text:p>
      <text:p text:style-name="P27" loext:marker-style-name="T28"/>
      <text:list text:continue-numbering="true" text:style-name="WWNum2">
        <text:list-item>
          <text:p text:style-name="P28"><text:span text:style-name="T29">Multilingual:</text:span><text:span text:style-name="T28"> English and French</text:span></text:p>
        </text:list-item>
        <text:list-item>
          <text:p text:style-name="P31" loext:marker-style-name="T33"><text:a xlink:type="simple" xlink:href="https://wicket.io/" text:style-name="Internet_20_link" text:visited-style-name="Visited_20_Internet_20_Link"><text:span text:style-name="Internet_20_link"><text:span text:style-name="T34">Wicket.io</text:span></text:span></text:a><text:span text:style-name="T33"> API integration</text:span></text:p>
        </text:list-item>
        <text:list-item>
          <text:p text:style-name="P28" loext:marker-style-name="T28"><text:span text:style-name="T28">Google Maps API integration</text:span><text:span text:style-name="T28"/></text:p>
        </text:list-item>
        <text:list-item>
          <text:p text:style-name="P28" loext:marker-style-name="T28"><text:span text:style-name="T28">WCAG Accessibility (90-95%)</text:span><text:span text:style-name="T28"/></text:p>
        </text:list-item>
      </text:list>
      <text:p text:style-name="P32" loext:marker-style-name="T35"/>
      <text:p text:style-name="P33" loext:marker-style-name="T16"/>
      <text:p text:style-name="P20" loext:marker-style-name="T19"><text:span text:style-name="T19">Outcrop Communications Ltd.</text:span><text:span text:style-name="T19"/></text:p>
      <text:p text:style-name="P20"><text:a xlink:type="simple" xlink:href="https://www.outcrop.com/" text:style-name="ListLabel_20_112" text:visited-style-name="ListLabel_20_112"><text:span text:style-name="T20">https://www.outcrop.com</text:span></text:a></text:p>
      <text:p text:style-name="P34" loext:marker-style-name="T16"><text:span text:style-name="T16">2017 — 2023</text:span><text:span text:style-name="T16"/></text:p>
      <text:p text:style-name="P35" loext:marker-style-name="T5"/>
      <text:h text:style-name="P23" text:outline-level="6" loext:marker-style-name="T21"><text:span text:style-name="T21">Projects:</text:span><text:span text:style-name="T21"/></text:h>
      <text:p text:style-name="P36" loext:marker-style-name="T36"/>
      <text:p text:style-name="P37" loext:marker-style-name="T37"><text:span text:style-name="T38">Workers’ Safety Compensation Commission</text:span><text:span text:style-name="T38"/></text:p>
      <text:p text:style-name="P37" loext:marker-style-name="T16"><text:span text:style-name="T39">URL: <text:s/></text:span><text:a xlink:type="simple" xlink:href="https://wscc.nt.ca/" text:style-name="Internet_20_link" text:visited-style-name="Visited_20_Internet_20_Link"><text:span text:style-name="Internet_20_link"><text:span text:style-name="T20">https://wscc.nt.ca</text:span></text:span></text:a></text:p>
      <text:list xml:id="list392369904" text:style-name="WWNum3">
        <text:list-item>
          <text:p text:style-name="P38" loext:marker-style-name="T16"><text:span text:style-name="T16">Drupal 7 to Drupal 9 migration</text:span><text:span text:style-name="T16"/></text:p>
        </text:list-item>
        <text:list-item>
          <text:p text:style-name="P38" loext:marker-style-name="T16"><text:span text:style-name="T16">Custom hand-crafted theme</text:span><text:span text:style-name="T16"/></text:p>
        </text:list-item>
        <text:list-item>
          <text:p text:style-name="P38" loext:marker-style-name="T16"><text:span text:style-name="T16">Custom modules to enhance required functionality</text:span><text:span text:style-name="T16"/></text:p>
        </text:list-item>
      </text:list>
      <text:p text:style-name="P39" loext:marker-style-name="T4"/>
      <text:p text:style-name="P37" loext:marker-style-name="T22"><text:span text:style-name="T22">Up Here Publishing</text:span><text:span text:style-name="T22"/></text:p>
      <text:p text:style-name="P37" loext:marker-style-name="T4"><text:span text:style-name="T39">URL: <text:s/></text:span><text:a xlink:type="simple" xlink:href="https://www.uphere.ca/" text:style-name="ListLabel_20_112" text:visited-style-name="ListLabel_20_112"><text:span text:style-name="T20">https://www.uphere.ca</text:span></text:a></text:p>
      <text:list text:style-name="WWNum4">
        <text:list-item>
          <text:p text:style-name="P40" loext:marker-style-name="T16"><text:span text:style-name="T16">Drupal 7 to Drupal 9 migration</text:span><text:span text:style-name="T16"/></text:p>
        </text:list-item>
        <text:list-item>
          <text:p text:style-name="P40" loext:marker-style-name="T16"><text:span text:style-name="T16">Custom hand-crafted theme</text:span><text:span text:style-name="T16"/></text:p>
        </text:list-item>
        <text:list-item>
          <text:p text:style-name="P40" loext:marker-style-name="T16"><text:span text:style-name="T16">Custom modules to enhance required functionality</text:span><text:span text:style-name="T16"/></text:p>
        </text:list-item>
        <text:list-item>
          <text:p text:style-name="P40" loext:marker-style-name="T16"><text:span text:style-name="T16">E-commerce &amp; magazine subscription management</text:span><text:span text:style-name="T16"/></text:p>
        </text:list-item>
      </text:list>
      <text:p text:style-name="P36" loext:marker-style-name="T16"/>
      <text:p text:style-name="P37" loext:marker-style-name="T22"><text:span text:style-name="T22">Northwest Territories Power Corporation</text:span><text:span text:style-name="T22"/></text:p>
      <text:p text:style-name="P37" loext:marker-style-name="T4"><text:span text:style-name="T39">URL: <text:s/></text:span><text:a xlink:type="simple" xlink:href="https://www.ntpc.com/" text:style-name="ListLabel_20_112" text:visited-style-name="ListLabel_20_112"><text:span text:style-name="T20">https://www.ntpc.com</text:span></text:a></text:p>
      <text:list text:style-name="WWNum1">
        <text:list-item>
          <text:p text:style-name="P41" loext:marker-style-name="T16"><text:span text:style-name="T16">Drupal 7 to Drupal 9 migration</text:span><text:span text:style-name="T16"/></text:p>
        </text:list-item>
        <text:list-item>
          <text:p text:style-name="P41" loext:marker-style-name="T16"><text:span text:style-name="T16">Custom hand-crafted theme</text:span><text:span text:style-name="T16"/></text:p>
        </text:list-item>
        <text:list-item>
          <text:p text:style-name="P41" loext:marker-style-name="T16"><text:span text:style-name="T16">Custom modules to enhance required functionality</text:span><text:span text:style-name="T16"/></text:p>
        </text:list-item>
      </text:list>
      <text:p text:style-name="P42" loext:marker-style-name="T36"/>
      <text:p text:style-name="P43"><text:span text:style-name="T40">Northwest Territories Tourism</text:span></text:p>
      <text:p text:style-name="P44"><text:span text:style-name="T9">URL: <text:s/></text:span><text:a xlink:type="simple" xlink:href="https://spectacularnwt.com/" text:style-name="ListLabel_20_112" text:visited-style-name="ListLabel_20_112"><text:span text:style-name="T20">https://spectacularnwt.com</text:span></text:a></text:p>
      <text:list text:continue-list="list392369904" text:style-name="WWNum3">
        <text:list-item>
          <text:p text:style-name="P45"><text:span text:style-name="T41">Drupal 8 development</text:span></text:p>
        </text:list-item>
        <text:list-item>
          <text:p text:style-name="P45"><text:span text:style-name="T41">Custom hand-crafted theme</text:span></text:p>
        </text:list-item>
        <text:list-item>
          <text:p text:style-name="P45"><text:span text:style-name="T41">Custom modules to enhance required functionality</text:span></text:p>
        </text:list-item>
        <text:list-item>
          <text:p text:style-name="P45">Google Maps API integration</text:p>
        </text:list-item>
      </text:list>
      <text:p text:style-name="P36" loext:marker-style-name="T16"/>
      <text:p text:style-name="P37" loext:marker-style-name="T42"><text:span text:style-name="T38">Department of Health, Government of Nunavut: Nunavut </text:span><text:bookmark text:name="line10"/><text:span text:style-name="T42">Physicians</text:span></text:p>
      <text:p text:style-name="P37" loext:marker-style-name="T4"><text:span text:style-name="T39">URL: <text:s/></text:span><text:a xlink:type="simple" xlink:href="https://nuphysicians.ca/" text:style-name="Internet_20_link" text:visited-style-name="Visited_20_Internet_20_Link"><text:span text:style-name="Internet_20_link"><text:span text:style-name="T43">https://nuphysicians.ca</text:span></text:span></text:a></text:p>
      <text:list text:style-name="WWNum8">
        <text:list-item>
          <text:p text:style-name="P46" loext:marker-style-name="T16"><text:span text:style-name="T16">Drupal 7</text:span><text:span text:style-name="T16"/></text:p>
        </text:list-item>
        <text:list-item>
          <text:p text:style-name="P46" loext:marker-style-name="T16"><text:span text:style-name="T16">Custom hand-crafted theme</text:span><text:span text:style-name="T16"/></text:p>
        </text:list-item>
        <text:list-item>
          <text:p text:style-name="P46" loext:marker-style-name="T16"><text:span text:style-name="T16">Custom modules to enhance required functionality</text:span><text:span text:style-name="T16"/></text:p>
        </text:list-item>
        <text:list-item>
          <text:p text:style-name="P47" loext:marker-style-name="T16"><text:span text:style-name="T16">Multilingual (English, French, Innuinaqtun, Inuktitut)</text:span></text:p>
        </text:list-item>
      </text:list>
      <text:p text:style-name="P48" loext:marker-style-name="T16"/>
      <text:p text:style-name="P49" loext:marker-style-name="T22"><text:span text:style-name="T22">Department of Health, Government of Nunavut: Healthy Living</text:span><text:span text:style-name="T22"/></text:p>
      <text:p text:style-name="P49" loext:marker-style-name="T4"><text:soft-page-break/><text:span text:style-name="T39">URL: <text:s/></text:span><text:a xlink:type="simple" xlink:href="https://livehealthy.gov.nu.ca/" text:style-name="ListLabel_20_112" text:visited-style-name="ListLabel_20_112"><text:span text:style-name="T20">https://livehealthy.gov.nu.ca</text:span></text:a></text:p>
      <text:list text:continue-numbering="true" text:style-name="WWNum8">
        <text:list-item>
          <text:p text:style-name="P46" loext:marker-style-name="T16"><text:span text:style-name="T16">Drupal 7</text:span><text:span text:style-name="T16"/></text:p>
        </text:list-item>
        <text:list-item>
          <text:p text:style-name="P46" loext:marker-style-name="T16"><text:span text:style-name="T16">Custom hand-crafted theme</text:span><text:span text:style-name="T16"/></text:p>
        </text:list-item>
        <text:list-item>
          <text:p text:style-name="P46" loext:marker-style-name="T16"><text:span text:style-name="T16">Custom modules to enhance required functionality</text:span><text:span text:style-name="T16"/></text:p>
        </text:list-item>
        <text:list-item>
          <text:p text:style-name="P46" loext:marker-style-name="T16"><text:span text:style-name="T16">Multilingual (English, French, Innuinaqtun, Inuktitut)</text:span><text:span text:style-name="T16"/></text:p>
        </text:list-item>
      </text:list>
      <text:p text:style-name="P22" loext:marker-style-name="T16"/>
      <text:p text:style-name="P50" loext:marker-style-name="T22"/>
      <text:p text:style-name="P20" loext:marker-style-name="T19"><text:span text:style-name="T19">VERB Interactive Inc.</text:span><text:span text:style-name="T19"/></text:p>
      <text:p text:style-name="P34"><text:a xlink:type="simple" xlink:href="https://www.verbinteractive.com/" text:style-name="ListLabel_20_112" text:visited-style-name="ListLabel_20_112"><text:span text:style-name="T20">https://www.verbinteractive.com</text:span></text:a></text:p>
      <text:p text:style-name="P34" loext:marker-style-name="T16"><text:span text:style-name="T16">2014 — 2016</text:span><text:span text:style-name="T16"/></text:p>
      <text:p text:style-name="P51" loext:marker-style-name="T36"/>
      <text:h text:style-name="P23" text:outline-level="6" loext:marker-style-name="T21"><text:span text:style-name="T21">Projects:</text:span><text:span text:style-name="T21"/></text:h>
      <text:p text:style-name="P52" loext:marker-style-name="T36"/>
      <text:p text:style-name="P37" loext:marker-style-name="T22"><text:span text:style-name="T22">Ask an Islander: Tourism Prince Edward Island</text:span><text:span text:style-name="T22"/></text:p>
      <text:p text:style-name="P37"><text:a xlink:type="simple" xlink:href="https://www.tourismpei.com/askanislander" text:style-name="ListLabel_20_112" text:visited-style-name="ListLabel_20_112"><text:span text:style-name="T20">https://www.tourismpei.com/askanislander</text:span></text:a></text:p>
      <text:list text:style-name="WWNum9">
        <text:list-item>
          <text:p text:style-name="P53" loext:marker-style-name="T16"><text:span text:style-name="T16">Drupal 7</text:span><text:span text:style-name="T16"/></text:p>
        </text:list-item>
        <text:list-item>
          <text:p text:style-name="P53" loext:marker-style-name="T16"><text:span text:style-name="T16">Custom Question/Answer management</text:span><text:span text:style-name="T16"/></text:p>
        </text:list-item>
      </text:list>
      <text:p text:style-name="P36" loext:marker-style-name="T16"/>
      <text:p text:style-name="P37" loext:marker-style-name="T22"><text:span text:style-name="T22">Royal Caribbean International</text:span><text:span text:style-name="T22"/></text:p>
      <text:p text:style-name="P37"><text:a xlink:type="simple" xlink:href="https://www.royalcaribbean.com/blog" text:style-name="ListLabel_20_112" text:visited-style-name="ListLabel_20_112"><text:span text:style-name="T20">https://www.royalcaribbean.com/blog</text:span></text:a></text:p>
      <text:list text:style-name="WWNum10">
        <text:list-item>
          <text:p text:style-name="P54" loext:marker-style-name="T16"><text:span text:style-name="T16">WordPress</text:span><text:span text:style-name="T16"/></text:p>
        </text:list-item>
      </text:list>
      <text:p text:style-name="P36" loext:marker-style-name="T16"/>
      <text:p text:style-name="P37" loext:marker-style-name="T22"><text:span text:style-name="T22">Hilton Head Island, South Carolina</text:span><text:span text:style-name="T22"/></text:p>
      <text:p text:style-name="P37"><text:a xlink:type="simple" xlink:href="https://www.hiltonheadisland.org/" text:style-name="ListLabel_20_112" text:visited-style-name="ListLabel_20_112"><text:span text:style-name="T20">https://www.hiltonheadisland.org</text:span></text:a></text:p>
      <text:list text:style-name="WWNum11">
        <text:list-item>
          <text:p text:style-name="P55" loext:marker-style-name="T16"><text:span text:style-name="T16">WordPress</text:span><text:span text:style-name="T16"/></text:p>
        </text:list-item>
        <text:list-item>
          <text:p text:style-name="P55" loext:marker-style-name="T16"><text:span text:style-name="T16">Custom Dashboard to manage vendors, amenities, services, etc.</text:span><text:span text:style-name="T16"/></text:p>
        </text:list-item>
      </text:list>
      <text:p text:style-name="P8" loext:marker-style-name="T17"/>
      <text:h text:style-name="P9" text:outline-level="2" loext:marker-style-name="T13"><text:span text:style-name="T13">EDUCATION <text:s text:c="3"/>_______________________________________________________</text:span><text:span text:style-name="T13"/></text:h>
      <text:p text:style-name="P56" loext:marker-style-name="T8"/>
      <text:p text:style-name="P56" loext:marker-style-name="T8">DeVry Institute of Technology<text:span text:style-name="T8"/></text:p>
      <text:p text:style-name="P57"><text:span text:style-name="T15">Computer Information Systems</text:span></text:p>
      <text:p text:style-name="P57"><text:span text:style-name="T15">Calgary, AB | 2001 – 2003</text:span></text:p>
      <text:h text:style-name="P58" text:outline-level="2" loext:marker-style-name="T44"/>
      <text:h text:style-name="P9" text:outline-level="2" loext:marker-style-name="T13"><text:span text:style-name="T13">SECURITY <text:s text:c="3"/>________________________________________________________</text:span><text:span text:style-name="T13"/></text:h>
      <text:p text:style-name="P59"/>
      <text:p text:style-name="P60"><text:span text:style-name="T15">Enhanced Reliability Security Clearance (</text:span><text:span text:style-name="T45">Government of Canada</text:span><text:span text:style-name="T15">)</text:span></text:p>
      <text:p text:style-name="P60" loext:marker-style-name="T46"><text:span text:style-name="T47">issued:</text:span><text:span text:style-name="T48"> 2025/01/20 <text:s/>| <text:s/></text:span><text:span text:style-name="T47">expires:</text:span><text:span text:style-name="T48"> 2035</text:span></text:p>
      <text:p text:style-name="P61" loext:marker-style-name="T46"/>
      <text:p text:style-name="P61" loext:marker-style-name="T46"/>
      <text:p text:style-name="P62"><text:span text:style-name="Internet_20_link"><text:span text:style-name="T49">References available upon request.</text:span></text:span></text:p>
      <text:p text:style-name="P62"><text:span text:style-name="Internet_20_link"><text:span text:style-name="T50"/></text:span></text:p>
      <text:p text:style-name="P62"><text:span text:style-name="Internet_20_link"><text:span text:style-name="T50"/></text:span></text:p>
      <text:p text:style-name="P62"><text:span text:style-name="Internet_20_link"><text:span text:style-name="T50"/></text:span></text:p>
      <text:p text:style-name="P62"><text:span text:style-name="Internet_20_link"><text:span text:style-name="T50"/></text:span></text:p>
      <text:p text:style-name="P62"><text:a xlink:type="simple" xlink:href="https://github.com/jasondmoss/cv" text:style-name="ListLabel_20_122" text:visited-style-name="ListLabel_20_122"><text:span text:style-name="T51"/></text:a></text:p>
      <text:p text:style-name="P63"><text:a xlink:type="simple" xlink:href="https://github.com/jasondmoss/cv" text:style-name="ListLabel_20_122" text:visited-style-name="ListLabel_20_122"><text:span text:style-name="T51">https://github.com/jasondmoss/cv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CA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true" style:font-name-asian="Tahoma" style:font-family-asian="Tahoma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normal1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normal1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normal1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normal1" style:nex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1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false" style:font-name-asian="Liberation Serif2" style:font-family-asian="'Liberation Serif'" style:font-family-generic-asian="system" style:font-pitch-asian="variable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ption1" style:family="paragraph" style:parent-style-name="normal1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Frame_20_contents" style:display-name="Frame contents" style:family="paragraph" style:parent-style-name="normal1" style:class="extra"/>
    <style:style style:name="Subtitle" style:family="paragraph" style:parent-style-name="normal1" style:next-style-name="Standard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1" style:font-family-asian="'Liberation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8pt"/>
    </style:style>
    <style:style style:name="Horizontal_20_Line" style:display-name="Horizontal Line" style:family="paragraph" style:parent-style-name="normal1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normal1" style:class="extra">
      <style:paragraph-properties fo:orphans="0" fo:widows="0" text:number-lines="false" text:line-number="0"/>
    </style:style>
    <style:style style:name="normal11" style:family="paragraph">
      <style:paragraph-properties fo:margin-left="0.018cm" fo:margin-right="0cm" fo:margin-top="0cm" fo:margin-bottom="0.019cm" style:contextual-spacing="false" fo:line-height="103%" fo:text-align="start" style:justify-single-word="false" fo:orphans="2" fo:widows="2" fo:hyphenation-ladder-count="no-limit" fo:hyphenation-keep="auto" loext:hyphenation-keep-type="column" fo:text-indent="0cm" style:auto-text-indent="false" style:punctuation-wrap="simple" style:writing-mode="lr-tb"/>
      <style:text-properties fo:color="#00000a" loext:opacity="100%" style:font-name="Arial" fo:font-family="Arial" style:font-family-generic="swiss" style:font-pitch="variable" fo:font-size="10pt" fo:language="en" fo:country="CA" style:letter-kerning="false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66ff" loext:opacity="100%" style:font-name="Arial" fo:font-family="Arial" style:font-family-generic="swiss" style:font-pitch="variable" fo:font-size="10pt" style:text-underline-style="none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ListLabel_20_110" style:display-name="ListLabel 110" style:family="text">
      <style:text-properties fo:color="#0066ff" loext:opacity="100%" style:font-name="Arial" fo:font-family="Arial" style:font-family-generic="swiss" style:font-pitch="variable" fo:font-size="10pt" style:text-underline-style="none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ListLabel_20_111" style:display-name="ListLabel 111" style:family="text">
      <style:text-properties fo:color="#0066ff" loext:opacity="100%" style:font-name="Arial" fo:font-family="Arial" style:font-family-generic="swiss" style:font-pitch="variable" fo:font-size="10pt" style:text-underline-style="none" style:font-size-asian="10pt" style:font-size-complex="10pt"/>
    </style:style>
    <style:style style:name="ListLabel_20_112" style:display-name="ListLabel 112" style:family="text">
      <style:text-properties fo:color="#0066ff" loext:opacity="100%" style:font-name="Arial" fo:font-family="Arial" style:font-family-generic="swiss" style:font-pitch="variable" fo:font-size="10pt" style:text-underline-style="solid" style:text-underline-width="auto" style:text-underline-color="font-color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113" style:display-name="ListLabel 113" style:family="text">
      <style:text-properties fo:color="#0066ff" loext:opacity="100%" style:font-name="Arial" fo:font-family="Arial" style:font-family-generic="swiss" style:font-pitch="variable" fo:font-size="10pt" style:text-underline-style="none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 style:font-weight-complex="normal"/>
    </style:style>
    <style:style style:name="ListLabel_20_114" style:display-name="ListLabel 114" style:family="text">
      <style:text-properties fo:color="#0066ff" loext:opacity="100%" style:font-name="Arial" fo:font-family="Arial" style:font-family-generic="swiss" style:font-pitch="variable" fo:font-size="10pt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ListLabel_20_115" style:display-name="ListLabel 115" style:family="text">
      <style:text-properties fo:font-variant="normal" fo:text-transform="none" fo:color="#0066ff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17" style:display-name="ListLabel 117" style:family="text">
      <style:text-properties fo:font-variant="normal" fo:text-transform="none" fo:color="#0066ff" loext:opacity="100%" style:text-line-through-style="none" style:text-line-through-type="none" style:font-name="Arial" fo:font-family="Arial" style:font-family-generic="swiss" style:font-pitch="variable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18" style:display-name="ListLabel 118" style:family="text">
      <style:text-properties fo:color="#0066ff" loext:opacity="100%" style:font-name="Arial" fo:font-family="Arial" style:font-family-generic="swiss" style:font-pitch="variable" fo:font-size="10pt" style:text-underline-style="none" fo:font-weight="normal" style:font-size-asian="10pt" style:font-weight-asian="normal" style:font-size-complex="10pt" style:font-weight-complex="normal"/>
    </style:style>
    <style:style style:name="ListLabel_20_119" style:display-name="ListLabel 119" style:family="text">
      <style:text-properties fo:color="#0066ff" loext:opacity="100%" style:font-name="Arial" fo:font-family="Arial" style:font-family-generic="swiss" style:font-pitch="variable" fo:font-size="10pt" style:text-underline-style="none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 style:font-weight-complex="normal"/>
    </style:style>
    <style:style style:name="ListLabel_20_120" style:display-name="ListLabel 120" style:family="text">
      <style:text-properties fo:color="#0066ff" loext:opacity="100%" style:font-name="Arial" fo:font-family="Arial" style:font-family-generic="swiss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121" style:display-name="ListLabel 121" style:family="text">
      <style:text-properties fo:color="#0066ff" loext:opacity="100%" style:font-name="Arial" fo:font-family="Arial" style:font-family-generic="swiss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 style:font-weight-complex="normal"/>
    </style:style>
    <style:style style:name="ListLabel_20_122" style:display-name="ListLabel 122" style:family="text">
      <style:text-properties fo:color="#0066ff" loext:opacity="100%" style:font-name="Arial" fo:font-family="Arial" style:font-family-generic="swiss" style:font-pitch="variable" fo:font-size="8pt" fo:font-style="italic" style:text-underline-style="none" fo:font-weight="normal" style:font-name-asian="Arial1" style:font-family-asian="Arial" style:font-family-generic-asian="system" style:font-pitch-asian="variable" style:font-size-asian="8pt" style:font-style-asian="italic" style:font-weight-asian="normal" style:font-name-complex="Arial1" style:font-family-complex="Arial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2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2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3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3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499cm" fo:margin-right="1.49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9T13:18:38</meta:creation-date>
    <meta:initial-creator>Jason Moss</meta:initial-creator>
    <dc:language>en-CA</dc:language>
    <dc:creator>Jason Moss</dc:creator>
    <dc:date>2025-04-22T07:40:14.384764883</dc:date>
    <meta:editing-cycles>58</meta:editing-cycles>
    <meta:editing-duration>PT1H15M8S</meta:editing-duration>
    <meta:generator>LibreOffice/25.2.1.2$Linux_X86_64 LibreOffice_project/520$Build-2</meta:generator>
    <meta:document-statistic meta:table-count="0" meta:image-count="0" meta:object-count="0" meta:page-count="4" meta:paragraph-count="124" meta:word-count="917" meta:character-count="6928" meta:non-whitespace-character-count="6140"/>
    <meta:user-defined meta:name="AppVersion">15.0000</meta:user-defined>
  </office:meta>
</office:document-meta>
</file>